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ayer </text:p>
          </table:table-cell>
          <table:table-cell office:value-type="string" calcext:value-type="string">
            <text:p>#cells</text:p>
          </table:table-cell>
          <table:table-cell office:value-type="string" calcext:value-type="string">
            <text:p>possible adjacencie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 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NPV</text:p>
          </table:table-cell>
          <table:table-cell office:value-type="string" calcext:value-type="string">
            <text:p>FN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formula="of:=([.B3]^2 - [.B3]) / 2" office:value-type="float" office:value="1176" calcext:value-type="float">
            <text:p>1176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061" calcext:value-type="float">
            <text:p>1061</text:p>
          </table:table-cell>
          <table:table-cell office:value-type="float" office:value="4" calcext:value-type="float">
            <text:p>4</text:p>
          </table:table-cell>
          <table:table-cell table:formula="of:=[.D3]/([.D3]+[.G3])" office:value-type="float" office:value="0.965217391304348" calcext:value-type="float">
            <text:p>0.965217391304348</text:p>
          </table:table-cell>
          <table:table-cell table:formula="of:=[.F3]/([.E3]+[.F3])" office:value-type="float" office:value="1" calcext:value-type="float">
            <text:p>1</text:p>
          </table:table-cell>
          <table:table-cell table:formula="of:=[.D3]/([.E3]+[.D3])" office:value-type="float" office:value="1" calcext:value-type="float">
            <text:p>1</text:p>
          </table:table-cell>
          <table:table-cell table:formula="of:=[.F3]/([.F3]+[.G3])" office:value-type="float" office:value="0.996244131455399" calcext:value-type="float">
            <text:p>0.996244131455399</text:p>
          </table:table-cell>
          <table:table-cell table:formula="of:=[.G3] / ([.D3] + [.G3])" office:value-type="float" office:value="0.0347826086956522" calcext:value-type="float">
            <text:p>0.0347826086956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table:formula="of:=([.B4]^2 - [.B4]) / 2" office:value-type="float" office:value="3240" calcext:value-type="float">
            <text:p>3240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2936" calcext:value-type="float">
            <text:p>2936</text:p>
          </table:table-cell>
          <table:table-cell office:value-type="float" office:value="7" calcext:value-type="float">
            <text:p>7</text:p>
          </table:table-cell>
          <table:table-cell table:formula="of:=[.D4]/([.D4]+[.G4])" office:value-type="float" office:value="0.976897689768977" calcext:value-type="float">
            <text:p>0.976897689768977</text:p>
          </table:table-cell>
          <table:table-cell table:formula="of:=[.F4]/([.E4]+[.F4])" office:value-type="float" office:value="0.999659516513449" calcext:value-type="float">
            <text:p>0.999659516513449</text:p>
          </table:table-cell>
          <table:table-cell table:formula="of:=[.D4]/([.E4]+[.D4])" office:value-type="float" office:value="0.996632996632997" calcext:value-type="float">
            <text:p>0.996632996632997</text:p>
          </table:table-cell>
          <table:table-cell table:formula="of:=[.F4]/([.F4]+[.G4])" office:value-type="float" office:value="0.997621474685695" calcext:value-type="float">
            <text:p>0.997621474685695</text:p>
          </table:table-cell>
          <table:table-cell table:formula="of:=[.G4] / ([.D4] + [.G4])" office:value-type="float" office:value="0.0231023102310231" calcext:value-type="float">
            <text:p>0.023102310231023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/>
          <table:table-cell table:formula="of:=SUM([.C3:.C4])" office:value-type="float" office:value="4416" calcext:value-type="float">
            <text:p>4416</text:p>
          </table:table-cell>
          <table:table-cell table:formula="of:=SUM([.D3:.D4])" office:value-type="float" office:value="407" calcext:value-type="float">
            <text:p>407</text:p>
          </table:table-cell>
          <table:table-cell table:formula="of:=SUM([.E3:.E4])" office:value-type="float" office:value="1" calcext:value-type="float">
            <text:p>1</text:p>
          </table:table-cell>
          <table:table-cell table:formula="of:=SUM([.F3:.F4])" office:value-type="float" office:value="3997" calcext:value-type="float">
            <text:p>3997</text:p>
          </table:table-cell>
          <table:table-cell table:formula="of:=SUM([.G3:.G4])" office:value-type="float" office:value="11" calcext:value-type="float">
            <text:p>11</text:p>
          </table:table-cell>
          <table:table-cell table:formula="of:=[.D5]/([.D5]+[.G5])" office:value-type="float" office:value="0.973684210526316" calcext:value-type="float">
            <text:p>0.973684210526316</text:p>
          </table:table-cell>
          <table:table-cell table:formula="of:=[.F5]/([.E5]+[.F5])" office:value-type="float" office:value="0.999749874937469" calcext:value-type="float">
            <text:p>0.999749874937469</text:p>
          </table:table-cell>
          <table:table-cell table:formula="of:=[.D5]/([.E5]+[.D5])" office:value-type="float" office:value="0.997549019607843" calcext:value-type="float">
            <text:p>0.997549019607843</text:p>
          </table:table-cell>
          <table:table-cell table:formula="of:=[.F5]/([.F5]+[.G5])" office:value-type="float" office:value="0.997255489021956" calcext:value-type="float">
            <text:p>0.997255489021956</text:p>
          </table:table-cell>
          <table:table-cell table:formula="of:=[.G5] / ([.D5] + [.G5])" office:value-type="float" office:value="0.0263157894736842" calcext:value-type="float">
            <text:p>0.0263157894736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1:05:26.371636832</meta:creation-date>
    <dc:date>2019-03-24T16:15:04.031006592</dc:date>
    <meta:editing-duration>PT1H8M54S</meta:editing-duration>
    <meta:editing-cycles>1</meta:editing-cycles>
    <meta:document-statistic meta:table-count="1" meta:cell-count="47" meta:object-count="0"/>
    <meta:generator>LibreOffice/6.0.7.3$Linux_X86_64 LibreOffice_project/00m0$Build-3</meta:generator>
  </office:meta>
</office:document-meta>
</file>